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829cm" style:rel-width="90%" table:align="center" fo:background-color="#cccccc">
        <style:background-image/>
      </style:table-properties>
    </style:style>
    <style:style style:name="Table1.A" style:family="table-column">
      <style:table-column-properties style:column-width="15.829cm"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left="0cm" fo:margin-right="0cm" fo:text-align="start" style:justify-single-word="false" fo:text-indent="1.27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fo:font-style="normal" fo:background-color="transparent" style:font-style-asian="normal" style:font-style-complex="normal"/>
    </style:style>
    <style:style style:name="P6" style:family="paragraph" style:parent-style-name="Standard">
      <style:paragraph-properties fo:margin-left="0cm" fo:margin-right="0cm" fo:text-indent="1.505cm" style:auto-text-indent="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fo:font-weight="normal" style:font-weight-asian="normal" style:font-weight-complex="normal"/>
    </style:style>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text-properties fo:font-weight="normal" style:font-weight-asian="normal" style:font-weight-complex="normal"/>
    </style:style>
    <style:style style:name="P19" style:family="paragraph" style:parent-style-name="Standard" style:list-style-name="L12">
      <style:text-properties fo:font-weight="normal" style:font-weight-asian="normal" style:font-weight-complex="normal"/>
    </style:style>
    <style:style style:name="P20" style:family="paragraph" style:parent-style-name="Standard">
      <style:paragraph-properties fo:margin-left="0cm" fo:margin-right="0cm" fo:text-indent="1.505cm" style:auto-text-indent="false"/>
    </style:style>
    <style:style style:name="P21" style:family="paragraph" style:parent-style-name="Standard">
      <style:paragraph-properties fo:break-before="page"/>
    </style:style>
    <style:style style:name="P22" style:family="paragraph" style:parent-style-name="Header">
      <style:paragraph-properties fo:text-align="end" style:justify-single-word="false"/>
    </style:style>
    <style:style style:name="T1" style:family="text">
      <style:text-properties fo:background-color="transparent" loext:char-shading-value="0"/>
    </style:style>
    <style:style style:name="T2" style:family="text">
      <style:text-properties fo:font-style="normal" fo:background-color="transparent" style:font-style-asian="normal" style:font-style-complex="normal" loext:char-shading-value="0"/>
    </style:style>
    <style:style style:name="T3" style:family="text">
      <style:text-properties style:text-position="super 58%" fo:background-color="transparent" loext:char-shading-value="0"/>
    </style:style>
    <style:style style:name="T4" style:family="text">
      <style:text-properties style:text-position="33% 58%" fo:font-style="normal" fo:background-color="transparent" style:font-style-asian="normal" style:font-style-complex="normal" loext:char-shading-value="0"/>
    </style:style>
    <style:style style:name="T5" style:family="text">
      <style:text-properties style:text-position="33% 58%" fo:background-color="transparent" loext:char-shading-value="0"/>
    </style:style>
    <style:style style:name="T6" style:family="text">
      <style:text-properties style:text-position="33% 58%" fo:font-style="italic" fo:background-color="transparent" style:font-style-asian="italic" style:font-style-complex="italic" loext:char-shading-value="0"/>
    </style:style>
    <style:style style:name="T7" style:family="text">
      <style:text-properties fo:font-style="italic" fo:background-color="transparent" style:font-style-asian="italic" style:font-style-complex="italic" loext:char-shading-value="0"/>
    </style:style>
    <style:style style:name="T8" style:family="text">
      <style:text-properties fo:background-color="#ffff00" loext:char-shading-value="0"/>
    </style:style>
    <style:style style:name="T9" style:family="text">
      <style:text-properties fo:font-weight="normal" fo:background-color="#ffff00" style:font-weight-asian="normal" style:font-weight-complex="normal"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text:p>
      <text:list xml:id="list2095914779" text:style-name="L1">
        <text:list-item>
          <text:p text:style-name="P7">Work Experience: Beginning with the most recent, list your academic, research and other relevant work experience. In the Nature of work field, indicate if you gained the experience during a program of study.</text:p>
          <text:list>
            <text:list-item>
              <text:p text:style-name="P7">USRA?</text:p>
            </text:list-item>
          </text:list>
        </text:list-item>
        <text:list-item>
          <text:p text:style-name="P7">Supervisors? Jessica and Adrian?</text:p>
        </text:list-item>
        <text:list-item>
          <text:p text:style-name="P7">2 references</text:p>
        </text:list-item>
        <text:list-item>
          <text:p text:style-name="P7">Transcripts</text:p>
          <text:list>
            <text:list-item>
              <text:p text:style-name="P7">send Brock one to Stephanie</text:p>
            </text:list-item>
            <text:list-item>
              <text:p text:style-name="P7">UWO one does NOT need to be ordered</text:p>
            </text:list-item>
          </text:list>
        </text:list-item>
        <text:list-item>
          <text:p text:style-name="P7">Title?</text:p>
        </text:list-item>
      </text:list>
      <text:p text:style-name="Standard"/>
      <text:p text:style-name="P1"><text:s/>Theses Completed or in Progress</text:p>
      <text:list xml:id="list1043599966" text:style-name="L2">
        <text:list-item>
          <text:p text:style-name="P8">In the Thesis Information page of your application, provide the full title and summary of your most recent thesis completed or in progress.</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text:span text:style-name="T9">State the significance of the proposed research to a field or fields in the natural sciences and engineering (NSE)</text:span></text:span><text:span text:style-name="T9">.</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1463854567" text:style-name="L3">
        <text:list-item>
          <text:p text:style-name="P9">You should not repeat the information found in the “Theses completed or in progress” section, but may refer to it.</text:p>
        </text:list-item>
        <text:list-item>
          <text:p text:style-name="P9">Include all relevant information in the outline. Do not refer members to URLs or other publications for supplemental information.</text:p>
        </text:list-item>
        <text:list-item>
          <text:p text:style-name="P9">If the proposed research is a continuation of your thesis, clearly state the differences between work done for your thesis and the research activities outlined in this proposal.</text:p>
        </text:list-item>
      </text:list>
      <text:p text:style-name="P2">Outline of Proposed Research</text:p>
      <text:p text:style-name="P4"><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4">1</text:span><text:reference-mark-end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5">2</text:span><text:reference-mark-end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5">3</text:span><text:reference-mark-end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3">⁠</text:span><text:span text:style-name="T1">. However, these techniques were only able to distinguish large scale changes in brain state, severely limiting the number of responses the BCI could make. </text:span></text:p>
      <text:p text:style-name="P4"><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PERCEPTION 12 CLASS RESULTS and 2 CLASS, IMAGINATION RESULTS (or just refer to them above). Although statistically significant these accuracy rates are not robust enough to be used for a BCI.</text:span></text:p>
      <text:p text:style-name="P4"><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7">perceived</text:span><text:reference-mark-start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6">4</text:span><text:reference-mark-end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7">⁠</text:span><text:span text:style-name="T2"> rhythms can be classified from EEG. In a separate experiment simple rhythm imagination has also been classified from EEG</text:span><text:reference-mark-start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4">5</text:span><text:reference-mark-end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5"/>
      <text:p text:style-name="P3">Justification for Eligibility of Proposed Research</text:p>
      <text:p text:style-name="P6">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In order to reduce training time and fatigue I propose using the information collected during music perception to inform how the music imagination data is understood; because, passive music listening is unlikely to be as tiring as other training paradigms.</text:span></text:p>
      <text:p text:style-name="P6"><text:span text:style-name="T1"/></text:p>
      <text:p text:style-name="P6">This BCI will be developed using healthy participants who will be tested in the lab on a variety of paradigms that manipulate music perception and imagination. Data will be collected using an EEG system during these experiments. Through careful manipulation of musical characteristics such as rhythm, affect and instrumentation I will determine what aspects of music are the most salient and the most identifiable from EEG data alone.</text:p>
      <text:p text:style-name="P6"/>
      <text:p text:style-name="P6">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6"/>
      <text:p text:style-name="P6">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3">Contributions and Statements (Attachment) TWO PAGES</text:p>
      <text:p text:style-name="Standard"><text:bookmark text:name="section_1"/><text:span text:style-name="Strong_20_Emphasis">Part I – Contributions to research and development</text:span></text:p>
      <text:p text:style-name="Standard">Begin with your most recent contributions and list each entry on a new line. </text:p>
      <text:p text:style-name="Standard">Use the following headings in the order indicated:</text:p>
      <text:list xml:id="list1609218591" text:style-name="L4">
        <text:list-item>
          <text:p text:style-name="P10">Articles published or accepted in refereed journals</text:p>
        </text:list-item>
        <text:list-item>
          <text:p text:style-name="P10">Articles submitted to refereed journals (provide submission number);</text:p>
        </text:list-item>
        <text:list-item>
          <text:p text:style-name="P10">Other refereed contributions (e.g., communications, papers in refereed conference proceedings, posters). Do not repeatedly list the same proceeding from multiple conferences, proceedings for future conferences, or your thesis here;</text:p>
        </text:list-item>
        <text:list-item>
          <text:p text:style-name="P10">Non-refereed contributions (e.g., specialized publications, technical reports, conference presentations, posters);</text:p>
        </text:list-item>
        <text:list-item>
          <text:p text:style-name="P10">Technology transfer;</text:p>
        </text:list-item>
        <text:list-item>
          <text:p text:style-name="P10">Contributions resulting from your participation in industrially relevant R&amp;D activities;</text:p>
        </text:list-item>
        <text:list-item>
          <text:p text:style-name="P10">Patents and copyrights awarded (e.g., software, but excluding publications);</text:p>
        </text:list-item>
        <text:list-item>
          <text:p text:style-name="P10">Patents and copyrights submitted.</text:p>
        </text:list-item>
      </text:list>
      <text:list xml:id="list905979673" text:style-name="L5">
        <text:list-header>
          <text:p text:style-name="P11"><text:line-break/><text:line-break/><text:span text:style-name="Strong_20_Emphasis">Example</text:span></text:p>
        </text:list-header>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1319477935" text:style-name="L6">
        <text:list-item>
          <text:p text:style-name="P12"><text:span text:style-name="Strong_20_Emphasis">Publications submitted, accepted or in press:</text:span> Indicate the date of submission/acceptance and the number of pages submitted.</text:p>
        </text:list-item>
        <text:list-item>
          <text:p text:style-name="P12"><text:span text:style-name="Strong_20_Emphasis">Posters:</text:span> Indicate the presenting author with an asterisk (*). Example: Applicant, X.X.*.</text:p>
        </text:list-item>
        <text:list-item>
          <text:p text:style-name="P12"><text:span text:style-name="Strong_20_Emphasis">Conferences:</text:span> Indicate whether institutional, regional, provincial, national or international. Make a distinction between oral and poster presentations.</text:p>
        </text:list-item>
        <text:list-item>
          <text:p text:style-name="P12"><text:span text:style-name="Strong_20_Emphasis">In all cases</text:span>, indicate whether the publication resulted from work done in the process of completing your undergraduate, master’s or doctoral degree, or from other relevant work experience.</text:p>
          <text:p text:style-name="P12"><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text:span text:style-name="T8">up to three</text:span> that you judge to be your most significant contributions to research and development. Comment on the importance of these contributions to the research area.</text:p>
      <text:p text:style-name="Standard">For each contribution:</text:p>
      <text:list xml:id="list1727685677" text:style-name="L7">
        <text:list-item>
          <text:p text:style-name="P13">describe your role in the research. Clarify your contribution to collaborative research and to the actual writing of joint publications;</text:p>
        </text:list-item>
        <text:list-item>
          <text:p text:style-name="P13">discuss the reasons for publishing in certain journals (e.g., target audiences, review procedures);</text:p>
        </text:list-item>
        <text:list-item>
          <text:p text:style-name="P13">indicate any collaboration with other researchers;</text:p>
        </text:list-item>
      </text:list>
      <text:p text:style-name="Standard"><text:span text:style-name="Strong_20_Emphasis"/></text:p>
      <text:p text:style-name="Standard"><text:span text:style-name="Strong_20_Emphasis">Part III – Applicant's statement</text:span></text:p>
      <text:p text:style-name="Standard">In this section, group your comments under the following headings:</text:p>
      <text:list xml:id="list1264953306" text:style-name="L8">
        <text:list-item>
          <text:p text:style-name="P14"><text:span text:style-name="Strong_20_Emphasis">Research experience</text:span><text:line-break/>Describe the scientific or engineering abilities that you have gained through your past research <text:soft-page-break/>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text:p>
        </text:list-item>
        <text:list-item>
          <text:p text:style-name="P14"><text:span text:style-name="Strong_20_Emphasis">Relevant activities</text:span><text:line-break/>Describe your professional and extracurricular activities that most demonstrate your communication, interpersonal, and leadership skills.</text:p>
        </text:list-item>
      </text:list>
      <text:p text:style-name="Standard">Examples of these include:</text:p>
      <text:list xml:id="list160279696" text:style-name="L9">
        <text:list-item>
          <text:p text:style-name="P15">oral presentations</text:p>
        </text:list-item>
        <text:list-item>
          <text:p text:style-name="P15">mentoring</text:p>
        </text:list-item>
        <text:list-item>
          <text:p text:style-name="P15">teaching</text:p>
        </text:list-item>
        <text:list-item>
          <text:p text:style-name="P15">project management</text:p>
        </text:list-item>
        <text:list-item>
          <text:p text:style-name="P15">chairing committees</text:p>
        </text:list-item>
        <text:list-item>
          <text:p text:style-name="P15">organizing conferences or meetings</text:p>
        </text:list-item>
        <text:list-item>
          <text:p text:style-name="P15">supervisory experience</text:p>
        </text:list-item>
        <text:list-item>
          <text:p text:style-name="P15">elected positions held and volunteer work</text:p>
        </text:list-item>
      </text:list>
      <text:p text:style-name="Standard"/>
      <text:p text:style-name="P21">Thesis summary – use plain language</text:p>
      <text:p text:style-name="Standard"/>
      <text:p text:style-name="P16">My current thesis work explores the possibility of building a music-based brain computer interface (BCI) using electroencephalography (EEG). Such a BCI could be used by patients that have severe motor deficits that are not able to communicate behaviourally. In this experiment I had participants listen to and then imagine short clips from familiar pieces of music (nursery rhymes, Christmas carols etc.) while their EEG data was collected. I want to be able to tell from the EEG data what piece of music the participant was listening to or imagining. I am analyzing the data using traditional ERP techniques, mathematical techniques like autocorrelations and machine learning algorithms. The autocorrelations and the machine learning techniques show promise in being able to classify the EEG time periods based on which piece of music was listened to or imagined.</text:p>
      <text:p text:style-name="P16"/>
      <text:p text:style-name="P16"/>
      <text:p text:style-name="P16"/>
      <text:p text:style-name="P16"/>
      <text:p text:style-name="P16"/>
      <text:p text:style-name="P16"/>
      <text:p text:style-name="P16">Research Subject Code</text:p>
      <text:p text:style-name="P16">Sensory Systems and perception</text:p>
      <text:p text:style-name="P16">Cognitive Science </text:p>
      <text:list xml:id="list1853265880" text:style-name="L10">
        <text:list-item>
          <text:p text:style-name="P17">fundamental </text:p>
        </text:list-item>
        <text:list-item>
          <text:p text:style-name="P17">other</text:p>
        </text:list-item>
      </text:list>
      <text:p text:style-name="P16">Behavioural Neuroscience</text:p>
      <text:p text:style-name="P16"/>
      <text:p text:style-name="P16">Key Words (up to 10)</text:p>
      <text:list xml:id="list1112860870" text:style-name="L12">
        <text:list-item>
          <text:p text:style-name="P19">EEG</text:p>
        </text:list-item>
        <text:list-item>
          <text:p text:style-name="P19">BCI</text:p>
        </text:list-item>
        <text:list-item>
          <text:p text:style-name="P19">perception </text:p>
        </text:list-item>
        <text:list-item>
          <text:p text:style-name="P19">imagination </text:p>
        </text:list-item>
        <text:list-item>
          <text:p text:style-name="P19">music</text:p>
        </text:list-item>
        <text:list-item>
          <text:p text:style-name="P19">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2T11:37:33</dc:date>
    <meta:editing-duration>P9DT10H53M24S</meta:editing-duration>
    <meta:editing-cycles>44</meta:editing-cycles>
    <meta:generator>LibreOffice/3.5$MacOSX_x86 LibreOffice_project/e0fbe70-dcba98b-297ab39-994e618-0f858f0</meta:generator>
    <meta:document-statistic meta:table-count="1" meta:image-count="0" meta:object-count="0" meta:page-count="6" meta:paragraph-count="83" meta:word-count="1972" meta:character-count="12850" meta:non-whitespace-character-count="10989"/>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